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" svg:font-family="'Droid Sans', sans-serif"/>
    <style:font-face style:name="OpenSymbol" svg:font-family="OpenSymbol"/>
    <style:font-face style:name="apple-system" svg:font-family="apple-system, Roboto, SegoeUI, 'Segoe UI', 'Helvetica Neue', Helvetica, 'Microsoft YaHei', 'Meiryo UI', Meiryo, 'Arial Unicode M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color="#3333ff"/>
    </style:style>
    <style:style style:name="P6" style:family="paragraph" style:parent-style-name="Standard">
      <style:paragraph-properties fo:text-align="center" style:justify-single-word="false"/>
      <style:text-properties fo:color="#3333ff" fo:font-size="12pt" style:font-size-asian="12pt" style:font-size-complex="12pt"/>
    </style:style>
    <style:style style:name="P7" style:family="paragraph" style:parent-style-name="Standard">
      <style:text-properties fo:color="#3333ff"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ff" style:font-name="Times New Roman" fo:font-size="12pt" style:font-size-asian="12pt" style:font-size-complex="12pt"/>
    </style:style>
    <style:style style:name="P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cm" fo:margin-right="0cm" fo:margin-top="0.318cm" fo:margin-bottom="0cm" fo:text-align="start" style:justify-single-word="false" fo:orphans="2" fo:widows="2" fo:text-indent="0cm" style:auto-text-indent="false"/>
      <style:text-properties fo:font-variant="normal" fo:text-transform="none" fo:color="#3333ff" style:font-name="apple-system" fo:font-size="12pt" fo:letter-spacing="normal" fo:font-style="normal" fo:font-weight="normal"/>
    </style:style>
    <style:style style:name="P14" style:family="paragraph" style:parent-style-name="Text_20_body" style:list-style-name="L2">
      <style:paragraph-properties fo:margin-left="0cm" fo:margin-right="0cm" fo:margin-top="0.318cm" fo:margin-bottom="0cm" fo:text-align="start" style:justify-single-word="false" fo:orphans="2" fo:widows="2" fo:text-indent="0cm" style:auto-text-indent="false"/>
      <style:text-properties fo:font-variant="normal" fo:text-transform="none" fo:color="#3333ff" style:font-name="apple-system" fo:font-size="12pt" fo:letter-spacing="normal" fo:font-style="normal" fo:font-weight="normal" style:font-weight-asian="normal" style:font-weight-complex="normal"/>
    </style:style>
    <style:style style:name="P15" style:family="paragraph" style:parent-style-name="Text_20_body" style:list-style-name="L2">
      <style:paragraph-properties fo:margin-top="0.318cm" fo:margin-bottom="0cm" fo:text-align="start" style:justify-single-word="false" fo:orphans="2" fo:widows="2"/>
      <style:text-properties fo:font-variant="normal" fo:text-transform="none" fo:color="#3333ff" style:font-name="apple-system" fo:font-size="12pt" fo:letter-spacing="normal" fo:font-style="normal" fo:font-weight="normal"/>
    </style:style>
    <style:style style:name="P16" style:family="paragraph" style:parent-style-name="Text_20_body">
      <style:paragraph-properties fo:margin-top="0.318cm" fo:margin-bottom="0cm" fo:text-align="start" style:justify-single-word="false" fo:orphans="2" fo:widows="2"/>
      <style:text-properties fo:font-variant="normal" fo:text-transform="none" fo:color="#3333ff" style:font-name="apple-system" fo:font-size="12pt" fo:letter-spacing="normal" fo:font-style="normal" fo:font-weight="normal" style:font-weight-asian="normal" style:font-weight-complex="normal"/>
    </style:style>
    <style:style style:name="T1" style:family="text">
      <style:text-properties fo:font-variant="normal" fo:text-transform="non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style:font-name="apple-system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style:font-name="apple-system" fo:letter-spacing="normal" fo:font-style="normal" fo:background-color="#ffffff"/>
    </style:style>
    <style:style style:name="T4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3333ff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333ff" style:font-name="apple-system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333ff" style:font-name="apple-system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letter-spacing="normal" fo:font-style="normal" fo:background-color="#ffffff"/>
    </style:style>
    <style:style style:name="T9" style:family="text">
      <style:text-properties fo:font-variant="normal" fo:text-transform="none" fo:color="#333333" style:font-name="apple-system" fo:font-size="12pt" fo:letter-spacing="normal" fo:font-style="normal"/>
    </style:style>
    <style:style style:name="T10" style:family="text">
      <style:text-properties fo:font-variant="normal" fo:text-transform="none" fo:color="#333333" style:font-name="apple-system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333333" style:font-name="apple-system" fo:font-size="12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ff6600" style:font-name="apple-system" fo:letter-spacing="normal" fo:font-style="normal" fo:font-weight="bold" fo:background-color="#ffffff" style:font-weight-asian="bold" style:font-weight-complex="bold"/>
    </style:style>
    <style:style style:name="T13" style:family="text">
      <style:text-properties fo:font-variant="normal" fo:text-transform="none" fo:color="#ff6600" style:font-name="apple-system" fo:letter-spacing="normal" fo:font-style="normal" fo:background-color="#fffff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color="#3333ff"/>
    </style:style>
    <style:style style:name="T18" style:family="text">
      <style:text-properties fo:color="#3333ff" style:font-name="Times New Roman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11"/></text:p>
      <text:p text:style-name="P3">MEMORIA <text:s/>GUARDERÍA - HOTEL CANINO</text:p>
      <text:p text:style-name="P2"/>
      <text:p text:style-name="P1"><text:span text:style-name="T15">Nombre y apellidos:</text:span></text:p>
      <text:p text:style-name="P1"><text:span text:style-name="T15"><text:s/></text:span></text:p>
      <text:p text:style-name="P5"><text:s/>Ivan Bertossi</text:p>
      <text:p text:style-name="P5"><text:s/>Michel Israel Oliveira</text:p>
      <text:p text:style-name="Standard"/>
      <text:p text:style-name="P2">Título del proyecto:</text:p>
      <text:p text:style-name="Standard"/>
      <text:p text:style-name="P6">GUARDERIA -HOTEL CANINO</text:p>
      <text:p text:style-name="Standard"/>
      <text:p text:style-name="P2">Resumen del proyecto:</text:p>
      <text:p text:style-name="Standard"/>
      <text:p text:style-name="P5"><text:span text:style-name="T4">Proyecto básico para una aplicación web de un hotel para perros. Este proyecto permitirá a los dueños de perros hacer reservas y gestionar sus compromisos con total garantía</text:span><text:span text:style-name="T1">.</text:span> . </text:p>
      <text:p text:style-name="Standard"/>
      <text:p text:style-name="P2">Tecnologías y herramientas que se utilizarán:</text:p>
      <text:p text:style-name="P2"/>
      <text:p text:style-name="P9"><text:span text:style-name="T18"/></text:p>
      <text:p text:style-name="P9"><text:span text:style-name="T18"><text:s text:c="8"/># Herramientas + Tecnologías </text:span></text:p>
      <text:p text:style-name="P7">Visual Studio Code, Mysql Workbench,Copilot</text:p>
      <text:p text:style-name="P7">Frontend:HTML,CSS,JavaScript</text:p>
      <text:p text:style-name="P7">Backend: Node,js,</text:p>
      <text:p text:style-name="P7">Base de Datos: Mysql,MongoDB</text:p>
      <text:p text:style-name="P10"><text:span text:style-name="T17">Pasrela de Pago:Stripe o PayPal</text:span></text:p>
      <text:p text:style-name="Standard"/>
      <text:p text:style-name="P4"><text:span text:style-name="T14">Objetivos:</text:span></text:p>
      <text:p text:style-name="P8"><text:span text:style-name="T14"><text:s text:c="2"/></text:span></text:p>
      <text:list xml:id="list1383039650237711047" text:style-name="L2">
        <text:list-item>
          <text:p text:style-name="P12"><text:span text:style-name="Strong_20_Emphasis"><text:span text:style-name="T5"><text:s/>Registro y Autenticación de Usuarios</text:span></text:span><text:span text:style-name="T5">:</text:span></text:p>
          <text:list>
            <text:list-item>
              <text:p text:style-name="P13">Los dueños de perros pueden registrarse y crear una cuenta.</text:p>
            </text:list-item>
            <text:list-item>
              <text:p text:style-name="P15">Los usuarios pueden iniciar sesión y cerrar sesión.</text:p>
            </text:list-item>
          </text:list>
        </text:list-item>
        <text:list-item>
          <text:p text:style-name="P12"><text:span text:style-name="Strong_20_Emphasis"><text:span text:style-name="T6"><text:s/>Perfil de Usuario</text:span></text:span><text:span text:style-name="T6">:</text:span></text:p>
          <text:list>
            <text:list-item>
              <text:p text:style-name="P14">Los usuarios pueden crear y actualizar su perfil.</text:p>
            </text:list-item>
            <text:list-item>
              <text:p text:style-name="P15">Los usuarios pueden añadir información sobre sus perros (nombre, raza, edad, etc.).</text:p>
            </text:list-item>
          </text:list>
        </text:list-item>
        <text:list-item>
          <text:p text:style-name="P12"><text:span text:style-name="Strong_20_Emphasis"><text:span text:style-name="T6"><text:s/>Reservas</text:span></text:span><text:span text:style-name="T6">:</text:span></text:p>
          <text:list>
            <text:list-item>
              <text:p text:style-name="P13">Los usuarios pueden buscar disponibilidad de habitaciones.</text:p>
            </text:list-item>
            <text:list-item>
              <text:p text:style-name="P15">Los usuarios pueden hacer reservas para sus perros.</text:p>
            </text:list-item>
            <text:list-item>
              <text:p text:style-name="P15">Los usuarios pueden ver y gestionar sus reservas.</text:p>
            </text:list-item>
          </text:list>
        </text:list-item>
        <text:list-item>
          <text:p text:style-name="P12"><text:span text:style-name="Strong_20_Emphasis"><text:span text:style-name="T6"><text:s/>Servicios Adicionales </text:span></text:span><text:span text:style-name="T6">según calendario:</text:span></text:p>
          <text:list>
            <text:list-item>
              <text:p text:style-name="P13">Los usuarios pueden seleccionar servicios adicionales (paseos, alimentación especial, etc.).</text:p>
            </text:list-item>
            <text:list-item>
              <text:p text:style-name="P15">Los usuarios pueden ver los precios de los servicios adicionales.</text:p>
            </text:list-item>
          </text:list>
        </text:list-item>
      </text:list>
      <text:p text:style-name="P16"><text:soft-page-break/></text:p>
      <text:list xml:id="list37270577" text:continue-numbering="true" text:style-name="L2">
        <text:list-item>
          <text:p text:style-name="P12"><text:span text:style-name="Strong_20_Emphasis"><text:span text:style-name="T6"><text:s/>Notificaciones</text:span></text:span><text:span text:style-name="T6">:</text:span></text:p>
          <text:list>
            <text:list-item>
              <text:p text:style-name="P14">Los usuarios reciben notificaciones de confirmación de reserva.</text:p>
            </text:list-item>
          </text:list>
        </text:list-item>
      </text:list>
      <text:p text:style-name="P11"><text:span text:style-name="T7">Los usuarios reciben recordatorios de sus reservas.</text:span></text:p>
      <text:p text:style-name="Standard"/>
      <text:p text:style-name="P4"><text:span text:style-name="T14">base de datos:</text:span></text:p>
      <text:p text:style-name="Standard"><text:span text:style-name="T16"/></text:p>
      <text:p text:style-name="P8"><text:span text:style-name="T14"><text:s text:c="3"/></text:span><text:span text:style-name="T8">A pesar de que cada vez existen más establecimientos “petfriendly”, la verdad es que no siempre y <text:s/>no a todas partes podemos llevar a nuestro mejor amigo con nosotros.<text:line-break/> Por eso, cuando llega el momento de disfrutar de las vacaciones o de viajar por trabajo todos los propietarios de canes nos hacemos la misma pregunta: “¿Qué hago con mi perro?”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" svg:font-family="'Droid Sans', sans-serif"/>
    <style:font-face style:name="OpenSymbol" svg:font-family="OpenSymbol"/>
    <style:font-face style:name="apple-system" svg:font-family="apple-system, Roboto, SegoeUI, 'Segoe UI', 'Helvetica Neue', Helvetica, 'Microsoft YaHei', 'Meiryo UI', Meiryo, 'Arial Unicode M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  israel oliveira </meta:initial-creator>
    <meta:creation-date>2024-09-18T10:33:27.08</meta:creation-date>
    <meta:document-statistic meta:table-count="0" meta:image-count="0" meta:object-count="0" meta:page-count="2" meta:paragraph-count="37" meta:word-count="267" meta:character-count="1761"/>
    <dc:date>2024-09-18T17:02:26.30</dc:date>
    <dc:creator>michel  israel oliveira </dc:creator>
    <meta:editing-duration>PT4H53M35S</meta:editing-duration>
    <meta:editing-cycles>1</meta:editing-cycles>
    <meta:generator>OpenOffice/4.1.15$Win32 OpenOffice.org_project/4115m2$Build-9813</meta:generator>
  </office:meta>
</office:document-meta>
</file>